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P1" style:family="paragraph" style:parent-style-name="Standard">
      <style:text-properties officeooo:rsid="00163914" officeooo:paragraph-rsid="00163914"/>
    </style:style>
    <style:style style:name="P2" style:family="paragraph" style:parent-style-name="Standard">
      <style:text-properties officeooo:rsid="001b7ad8" officeooo:paragraph-rsid="001b7ad8"/>
    </style:style>
    <style:style style:name="P3" style:family="paragraph" style:parent-style-name="Standard">
      <style:text-properties officeooo:rsid="001b7ad8" officeooo:paragraph-rsid="001b7ad8" fo:background-color="transparent"/>
    </style:style>
    <style:style style:name="P4" style:family="paragraph" style:parent-style-name="Standard">
      <style:text-properties officeooo:rsid="001b7ad8" officeooo:paragraph-rsid="001b7ad8" fo:background-color="#ff0000"/>
    </style:style>
    <style:style style:name="P5" style:family="paragraph" style:parent-style-name="Standard">
      <style:text-properties officeooo:rsid="00199930" officeooo:paragraph-rsid="00199930" fo:background-color="#ff0000"/>
    </style:style>
    <style:style style:name="P6" style:family="paragraph" style:parent-style-name="Standard">
      <style:text-properties officeooo:rsid="00163914" officeooo:paragraph-rsid="00163914" fo:background-color="#ff0000"/>
    </style:style>
    <style:style style:name="P7" style:family="paragraph" style:parent-style-name="Standard" style:list-style-name="L1">
      <style:text-properties officeooo:paragraph-rsid="00163914"/>
    </style:style>
    <style:style style:name="P8" style:family="paragraph" style:parent-style-name="Standard" style:list-style-name="L1">
      <style:text-properties officeooo:rsid="00163914" officeooo:paragraph-rsid="00163914"/>
    </style:style>
    <style:style style:name="P9" style:family="paragraph" style:parent-style-name="Standard" style:list-style-name="L1">
      <style:text-properties officeooo:rsid="0022b069" officeooo:paragraph-rsid="0022b069"/>
    </style:style>
    <style:style style:name="P10" style:family="paragraph" style:parent-style-name="Standard" style:list-style-name="L2">
      <style:text-properties officeooo:paragraph-rsid="0016a850"/>
    </style:style>
    <style:style style:name="P11" style:family="paragraph" style:parent-style-name="Standard" style:list-style-name="L2">
      <style:text-properties officeooo:paragraph-rsid="0022b069"/>
    </style:style>
    <style:style style:name="P12" style:family="paragraph" style:parent-style-name="Standard" style:list-style-name="L2">
      <style:text-properties officeooo:rsid="0016a850" officeooo:paragraph-rsid="0016a850"/>
    </style:style>
    <style:style style:name="P13" style:family="paragraph" style:parent-style-name="Standard" style:list-style-name="L3">
      <style:text-properties officeooo:rsid="0016a850" officeooo:paragraph-rsid="0016a850"/>
    </style:style>
    <style:style style:name="P14" style:family="paragraph" style:parent-style-name="Standard" style:list-style-name="L4">
      <style:text-properties officeooo:rsid="0016a850" officeooo:paragraph-rsid="0016a850"/>
    </style:style>
    <style:style style:name="P15" style:family="paragraph" style:parent-style-name="Standard" style:list-style-name="L3">
      <style:text-properties officeooo:rsid="0023c8f7" officeooo:paragraph-rsid="0023c8f7"/>
    </style:style>
    <style:style style:name="P16" style:family="paragraph" style:parent-style-name="Standard" style:list-style-name="L4">
      <style:text-properties officeooo:rsid="0024a261" officeooo:paragraph-rsid="0024a261"/>
    </style:style>
    <style:style style:name="P17" style:family="paragraph" style:parent-style-name="Standard" style:list-style-name="L5">
      <style:text-properties officeooo:rsid="0024c0b0" officeooo:paragraph-rsid="0024c0b0" fo:background-color="transparent"/>
    </style:style>
    <style:style style:name="P18" style:family="paragraph" style:parent-style-name="Standard">
      <style:text-properties officeooo:rsid="001b7ad8" officeooo:paragraph-rsid="001b7ad8" fo:background-color="transparent"/>
    </style:style>
    <style:style style:name="P19" style:family="paragraph" style:parent-style-name="Standard">
      <style:text-properties officeooo:rsid="00254b6c" officeooo:paragraph-rsid="00254b6c" fo:background-color="transparent"/>
    </style:style>
    <style:style style:name="P20" style:family="paragraph" style:parent-style-name="Standard">
      <style:text-properties officeooo:rsid="00254b6c" officeooo:paragraph-rsid="001b7ad8"/>
    </style:style>
    <style:style style:name="T1" style:family="text">
      <style:text-properties officeooo:rsid="00163914"/>
    </style:style>
    <style:style style:name="T2" style:family="text">
      <style:text-properties fo:font-variant="normal" fo:text-transform="none" fo:color="#000000" loext:opacity="100%" style:font-name="system-ui" fo:font-size="10.5pt" fo:letter-spacing="normal" fo:font-style="normal" fo:font-weight="normal" officeooo:rsid="0022b069"/>
    </style:style>
    <style:style style:name="T3" style:family="text">
      <style:text-properties fo:color="#000000" loext:opacity="100%" officeooo:rsid="00163914"/>
    </style:style>
    <style:style style:name="T4" style:family="text">
      <style:text-properties fo:color="#000000" loext:opacity="100%" officeooo:rsid="0022b069"/>
    </style:style>
    <style:style style:name="T5" style:family="text">
      <style:text-properties fo:color="#000000" loext:opacity="100%" fo:background-color="#ff0000" loext:char-shading-value="0"/>
    </style:style>
    <style:style style:name="T6" style:family="text">
      <style:text-properties officeooo:rsid="0016a850"/>
    </style:style>
    <style:style style:name="T7" style:family="text">
      <style:text-properties officeooo:rsid="00185762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dba8f"/>
    </style:style>
    <style:style style:name="T11" style:family="text">
      <style:text-properties officeooo:rsid="0021294d"/>
    </style:style>
    <style:style style:name="T12" style:family="text">
      <style:text-properties officeooo:rsid="0021e8f6"/>
    </style:style>
    <style:style style:name="T13" style:family="text">
      <style:text-properties officeooo:rsid="0022b069"/>
    </style:style>
    <style:style style:name="T14" style:family="text">
      <style:text-properties officeooo:rsid="0023c8f7"/>
    </style:style>
    <style:style style:name="T15" style:family="text">
      <style:text-properties officeooo:rsid="0024c0b0" fo:background-color="#ff0000" loext:char-shading-value="0"/>
    </style:style>
    <style:style style:name="T16" style:family="text">
      <style:text-properties officeooo:rsid="0024a261"/>
    </style:style>
    <style:style style:name="T17" style:family="text">
      <style:text-properties officeooo:rsid="0024c0b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n DataFrame <text:span text:style-name="T11">Adult Income</text:span> Dataset – </text:p>
      <text:p text:style-name="P1"/>
      <text:p text:style-name="P1"/>
      <text:list text:style-name="L1">
        <text:list-item>
          <text:p text:style-name="P8"><text:span text:style-name="T12">Extraido de la base de datos del Censo de USA en 1994</text:span>.</text:p>
        </text:list-item>
        <text:list-item>
          <text:p text:style-name="P8"><text:span text:style-name="T12">Income</text:span> (<text:span text:style-name="T12">Ingreso</text:span>): <text:span text:style-name="T12">Indica si un individuo gana mas de usd 50.000 a</text:span><text:span text:style-name="T13">ni</text:span><text:span text:style-name="T12">o</text:span>. <text:s/></text:p>
        </text:list-item>
        <text:list-item>
          <text:p text:style-name="P9">Cuenta con 48842 filas y 15 columnas.</text:p>
        </text:list-item>
        <text:list-item>
          <text:p text:style-name="P7"><text:span text:style-name="T1">Cada fila representa un </text:span><text:span text:style-name="T13">individuo</text:span><text:span text:style-name="T1">.</text:span></text:p>
        </text:list-item>
      </text:list>
      <text:p text:style-name="P1"/>
      <text:p text:style-name="P1">VARIABLES:</text:p>
      <text:list text:style-name="L2">
        <text:list-item>
          <text:p text:style-name="P10"><text:span text:style-name="T13">age</text:span><text:span text:style-name="T1">: </text:span><text:span text:style-name="T13">Edad del individuo</text:span><text:span text:style-name="T1">. (</text:span><text:span text:style-name="T2">De 17 a 90 anios</text:span><text:span text:style-name="T3">). </text:span><text:span text:style-name="T4">Numérica.</text:span></text:p>
        </text:list-item>
        <text:list-item>
          <text:p text:style-name="P11"><text:span text:style-name="T13">Workclass</text:span><text:span text:style-name="T1">: </text:span><text:span text:style-name="T13">Sector laboral</text:span><text:span text:style-name="T1"> </text:span><text:span text:style-name="T6">(</text:span><text:span text:style-name="T17">9 categorias</text:span><text:span text:style-name="T6">). </text:span><text:span text:style-name="T10">Categórica </text:span><text:span text:style-name="T13">nominal. </text:span><text:span text:style-name="T15">Incluye ?</text:span></text:p>
        </text:list-item>
        <text:list-item>
          <text:p text:style-name="P12"><text:span text:style-name="T13">fnlwgt</text:span>: <text:span text:style-name="T13">Representa a cuantas personas de la poblacion equivale esa fila según sus caracteristicas. Numerica.</text:span></text:p>
        </text:list-item>
        <text:list-item>
          <text:p text:style-name="P12"><text:span text:style-name="T13">education</text:span>: <text:span text:style-name="T13">Nivel educativo </text:span><text:span text:style-name="T14">(16 categorías)</text:span> <text:span text:style-name="T10">Categórica </text:span><text:span text:style-name="T14">ordinal.</text:span></text:p>
        </text:list-item>
        <text:list-item>
          <text:p text:style-name="P12"><text:span text:style-name="T14">educational-num</text:span>: <text:span text:style-name="T14">Anios de estudio</text:span> (<text:span text:style-name="T14">de 1 a 17</text:span>) <text:span text:style-name="T14">Numerica.</text:span></text:p>
        </text:list-item>
      </text:list>
      <text:list text:style-name="L3">
        <text:list-item>
          <text:p text:style-name="P13"><text:span text:style-name="T14">Maritial-status</text:span>: <text:span text:style-name="T14">Indica si esta casado </text:span>(<text:span text:style-name="T14">Yes, No</text:span>) <text:span text:style-name="T14">Categorica binaria</text:span><text:span text:style-name="T10">.</text:span></text:p>
        </text:list-item>
        <text:list-item>
          <text:p text:style-name="P15">Ocupation: Tipo de trabajo (15 categorias) Categorica nominal. <text:span text:style-name="T5">Incluye ?</text:span></text:p>
        </text:list-item>
      </text:list>
      <text:list text:style-name="L4">
        <text:list-item>
          <text:p text:style-name="P14"><text:span text:style-name="T14">Relationship</text:span>: <text:span text:style-name="T14">Relacion familiar del individuo</text:span>. <text:span text:style-name="T7">(</text:span><text:span text:style-name="T14">6 categorias</text:span><text:span text:style-name="T7">) </text:span><text:span text:style-name="T10">Categórica </text:span><text:span text:style-name="T14">nomial.</text:span></text:p>
        </text:list-item>
        <text:list-item>
          <text:p text:style-name="P14"><text:span text:style-name="T16">race</text:span>: <text:span text:style-name="T16">Etnia</text:span>. <text:span text:style-name="T7">(</text:span><text:span text:style-name="T16">5 categorias</text:span><text:span text:style-name="T7">) </text:span><text:span text:style-name="T10">categórica </text:span><text:span text:style-name="T16">nominal.</text:span></text:p>
        </text:list-item>
        <text:list-item>
          <text:p text:style-name="P14"><text:span text:style-name="T16">capital-gain</text:span>: <text:span text:style-name="T16">Dinero ganado fuera del salario. Numerica.</text:span></text:p>
        </text:list-item>
        <text:list-item>
          <text:p text:style-name="P16">Capital-loss: Dinero perdido. Numerica.</text:p>
        </text:list-item>
        <text:list-item>
          <text:p text:style-name="P16">Hours-per-week: Cantidad de horas trabajadas por semana (de 1 a 79). Numérica.</text:p>
        </text:list-item>
        <text:list-item>
          <text:p text:style-name="P16">native-country: Pais de origen (<text:span text:style-name="T17">42 categorias</text:span>). <text:span text:style-name="T17">Categorica nominal. </text:span><text:span text:style-name="T15">Incluye ?</text:span></text:p>
        </text:list-item>
      </text:list>
      <text:p text:style-name="P2"><text:span text:style-name="T8"/></text:p>
      <text:p text:style-name="P3">Variable objetivo:</text:p>
      <text:p text:style-name="P3"/>
      <text:list text:style-name="L5">
        <text:list-item>
          <text:p text:style-name="P17">income: Indica si el ingreso anual del individuo es menor o igual o mayor a usd 50.000. Categórica binaria.</text:p>
        </text:list-item>
      </text:list>
      <text:p text:style-name="P3"/>
      <text:p text:style-name="P19">Se encontraron 2799 registros con “?” en la variable workclass.</text:p>
      <text:p text:style-name="P19">Se encontraron 2809 registros con “?” en la variable ocupation.</text:p>
      <text:p text:style-name="P19">Se encontraron 857 registros con “?” en la variable native-country.</text:p>
      <text:p text:style-name="P20"><text:span text:style-name="T9"/></text:p>
      <text:p text:style-name="P4"/>
      <text:p text:style-name="P4"/>
      <text:p text:style-name="P4"/>
      <text:p text:style-name="P4"/>
      <text:p text:style-name="P5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4T14:21:55.545265588</meta:creation-date>
    <dc:date>2026-04-05T22:38:40.589886195</dc:date>
    <meta:editing-duration>PT1H30M35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24" meta:word-count="228" meta:character-count="1450" meta:non-whitespace-character-count="1260"/>
  </office:meta>
</office:document-meta>
</file>